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text-properties fo:font-size="11pt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21pt" fo:font-weight="bold" style:font-size-asian="21pt" style:font-weight-asian="bold" style:font-size-complex="21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cceb8" style:font-weight-asian="bold"/>
    </style:style>
    <style:style style:name="T8" style:family="text">
      <style:text-properties officeooo:rsid="000d9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re : GagnePerdu</text:span></text:p>
      <text:p text:style-name="normal"/>
      <text:p text:style-name="normal"><text:span text:style-name="T2">déclaration des variable </text:span></text:p>
      <text:p text:style-name="normal"><text:span text:style-name="T3">Résultat : entier // variable reçu </text:span></text:p>
      <text:p text:style-name="P2"/>
      <text:p text:style-name="P2"><text:span text:style-name="T6">Debut</text:span></text:p>
      <text:p text:style-name="P3"/>
      <text:p text:style-name="P3"><text:tab/>change(Resultat) </text:p>
      <text:p text:style-name="P3"><text:tab/><text:tab/>case 0:</text:p>
      <text:p text:style-name="P3"><text:tab/><text:tab/><text:tab/>ecrire("Vous avez PERDU !\n\n");<text:tab/><text:tab/></text:p>
      <text:p text:style-name="P3"><text:tab/><text:tab/><text:tab/>Fin Cas 0 </text:p>
      <text:p text:style-name="P3"><text:tab/><text:tab/>case 1:</text:p>
      <text:p text:style-name="P3"><text:tab/><text:tab/><text:tab/>ecrire("Vous avez GAGNE !\n\n");<text:tab/><text:tab/></text:p>
      <text:p text:style-name="P3"><text:tab/><text:tab/><text:tab/><text:span text:style-name="T8">Fin Cas 1</text:span></text:p>
      <text:p text:style-name="P3"><text:tab/><text:tab/>default:</text:p>
      <text:p text:style-name="P3"><text:tab/><text:tab/><text:tab/>ecrire("ERROR !\n\n");</text:p>
      <text:p text:style-name="P3"><text:tab/><text:tab/><text:tab/>Fin Cas <text:span text:style-name="T8">default</text:span> </text:p>
      <text:p text:style-name="P3"><text:tab/> <text:s text:c="2"/>Fin Change </text:p>
      <text:p text:style-name="P3"/>
      <text:p text:style-name="P3"><text:tab/>retourner Resultat;</text:p>
      <text:p text:style-name="P3"/>
      <text:p text:style-name="P2"><text:span text:style-name="T6">F</text:span><text:span text:style-name="T7">in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9:47:42.510000000</dc:date>
    <meta:editing-duration>PT1M8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43" meta:character-count="310" meta:non-whitespace-character-count="244"/>
  </office:meta>
</office:document-meta>
</file>